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bc26" officeooo:paragraph-rsid="000dbc26"/>
    </style:style>
    <style:style style:name="P2" style:family="paragraph" style:parent-style-name="Standard">
      <style:text-properties officeooo:rsid="000f0138" officeooo:paragraph-rsid="000f0138"/>
    </style:style>
    <style:style style:name="T1" style:family="text">
      <style:text-properties officeooo:rsid="000fb139"/>
    </style:style>
    <style:style style:name="T2" style:family="text">
      <style:text-properties officeooo:rsid="00107e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ratcer Sheet</text:p>
      <text:p text:style-name="P2"/>
      <text:p text:style-name="P2">Nathan – The great <text:span text:style-name="T2">S</text:span>ocializer, <text:span text:style-name="T1">Cool, calm, great leader, 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1:42:08.094000000</meta:creation-date>
    <dc:date>2018-05-18T19:04:00.358000000</dc:date>
    <meta:editing-duration>PT28M24S</meta:editing-duration>
    <meta:editing-cycles>3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2" meta:word-count="10" meta:character-count="72" meta:non-whitespace-character-count="62"/>
  </office:meta>
</office:document-meta>
</file>